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erif1" svg:font-family="'Liberation Serif1'"/>
    <style:font-face style:name="Liberation Serif2" svg:font-family="'Liberation Serif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9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fo:border-bottom="2.01pt solid #000000" fo:background-color="#c0c0c0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5" style:family="table-cell" style:parent-style-name="Default" style:data-style-name="N0">
      <style:table-cell-properties fo:background-color="#c0c0c0" style:vertical-align="automatic"/>
      <style:text-properties style:font-name="Liberation Serif2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background-color="#d2eaf1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order-bottom="0.06pt solid #808080" fo:background-color="#d2eaf1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fo:background-color="#c0c0c0" style:text-align-source="fix" style:repeat-content="false" fo:wrap-option="wrap" style:vertical-align="middle"/>
      <style:paragraph-properties fo:text-align="justify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able-cell-properties fo:border-bottom="2.01pt solid #000000" fo:background-color="#c0c0c0" style:text-align-source="fix" style:repeat-content="false" fo:wrap-option="wrap" fo:border-left="none" fo:border-right="none" fo:border-top="none" style:vertical-align="middle"/>
      <style:paragraph-properties fo:text-align="justify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5" table:default-cell-style-name="ce1"/>
        <table:table-column table:style-name="co2" table:number-columns-repeated="1019" table:default-cell-style-name="ce1"/>
        <table:table-row table:style-name="ro1" table:number-rows-repeated="11">
          <table:table-cell table:style-name="Default" table:number-columns-repeated="5"/>
          <table:table-cell table:number-columns-repeated="1019"/>
        </table:table-row>
        <table:table-row table:style-name="ro1" table:number-rows-repeated="16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number-columns-repeated="6"/>
          <table:table-cell>
            <draw:frame table:end-cell-address="Sheet1.L44" table:end-x="1.546cm" table:end-y="0.14cm" draw:z-index="0" draw:name="Gráfico 4" draw:style-name="gr1" svg:width="12.7cm" svg:height="7.62cm" svg:x="0.699cm" svg:y="0.309cm">
              <draw:object draw:notify-on-update-of-ranges="Sheet1.A30:Sheet1.A42 Sheet1.D30:Sheet1.D42 Sheet1.C30:Sheet1.C42 Sheet1.B30:Sheet1.B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table:style-name="ce9" office:value-type="float" office:value="0.000062997" calcext:value-type="float">
            <text:p>0,000062997</text:p>
          </table:table-cell>
          <table:table-cell table:style-name="ce9" office:value-type="float" office:value="0.000065851" calcext:value-type="float">
            <text:p>0,000065851</text:p>
          </table:table-cell>
          <table:table-cell table:style-name="ce9" office:value-type="float" office:value="0.00396194" calcext:value-type="float">
            <text:p>0,00396194</text:p>
          </table:table-cell>
          <table:table-cell table:number-columns-repeated="1020"/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table:style-name="ce10" office:value-type="float" office:value="0.000125994" calcext:value-type="float">
            <text:p>0,000125994</text:p>
          </table:table-cell>
          <table:table-cell table:style-name="ce10" office:value-type="float" office:value="0.000125116" calcext:value-type="float">
            <text:p>0,000125116</text:p>
          </table:table-cell>
          <table:table-cell table:style-name="ce10" office:value-type="float" office:value="0.001158264" calcext:value-type="float">
            <text:p>0,001158264</text:p>
          </table:table-cell>
          <table:table-cell table:number-columns-repeated="1020"/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table:style-name="ce9" office:value-type="float" office:value="0.000239389" calcext:value-type="float">
            <text:p>0,000239389</text:p>
          </table:table-cell>
          <table:table-cell table:style-name="ce9" office:value-type="float" office:value="0.000237721" calcext:value-type="float">
            <text:p>0,000237721</text:p>
          </table:table-cell>
          <table:table-cell table:style-name="ce9" office:value-type="float" office:value="0.00168522" calcext:value-type="float">
            <text:p>0,00168522</text:p>
          </table:table-cell>
          <table:table-cell table:number-columns-repeated="1020"/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10" office:value-type="float" office:value="0.000502717" calcext:value-type="float">
            <text:p>0,000502717</text:p>
          </table:table-cell>
          <table:table-cell table:style-name="ce10" office:value-type="float" office:value="0.00045167" calcext:value-type="float">
            <text:p>0,00045167</text:p>
          </table:table-cell>
          <table:table-cell table:style-name="ce10" office:value-type="float" office:value="0.004413319" calcext:value-type="float">
            <text:p>0,004413319</text:p>
          </table:table-cell>
          <table:table-cell table:number-columns-repeated="1020"/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table:style-name="ce9" office:value-type="float" office:value="0.000955162" calcext:value-type="float">
            <text:p>0,000955162</text:p>
          </table:table-cell>
          <table:table-cell table:style-name="ce9" office:value-type="float" office:value="0.000858173" calcext:value-type="float">
            <text:p>0,000858173</text:p>
          </table:table-cell>
          <table:table-cell table:style-name="ce9" office:value-type="float" office:value="0.00187522" calcext:value-type="float">
            <text:p>0,00187522</text:p>
          </table:table-cell>
          <table:table-cell table:number-columns-repeated="1020"/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10" office:value-type="float" office:value="0.002005841" calcext:value-type="float">
            <text:p>0,002005841</text:p>
          </table:table-cell>
          <table:table-cell table:style-name="ce10" office:value-type="float" office:value="0.001630529" calcext:value-type="float">
            <text:p>0,001630529</text:p>
          </table:table-cell>
          <table:table-cell table:style-name="ce10" office:value-type="float" office:value="0.004213319" calcext:value-type="float">
            <text:p>0,004213319</text:p>
          </table:table-cell>
          <table:table-cell table:number-columns-repeated="1020"/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style-name="ce9" office:value-type="float" office:value="0.004212266" calcext:value-type="float">
            <text:p>0,004212266</text:p>
          </table:table-cell>
          <table:table-cell table:style-name="ce9" office:value-type="float" office:value="0.003098005" calcext:value-type="float">
            <text:p>0,003098005</text:p>
          </table:table-cell>
          <table:table-cell table:style-name="ce9" office:value-type="float" office:value="0.00855118" calcext:value-type="float">
            <text:p>0,00855118</text:p>
          </table:table-cell>
          <table:table-cell table:number-columns-repeated="1020"/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10" office:value-type="float" office:value="0.008845758" calcext:value-type="float">
            <text:p>0,008845758</text:p>
          </table:table-cell>
          <table:table-cell table:style-name="ce10" office:value-type="float" office:value="0.005886209" calcext:value-type="float">
            <text:p>0,005886209</text:p>
          </table:table-cell>
          <table:table-cell table:style-name="ce10" office:value-type="float" office:value="0.013721302" calcext:value-type="float">
            <text:p>0,013721302</text:p>
          </table:table-cell>
          <table:table-cell table:number-columns-repeated="1020"/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style-name="ce9" office:value-type="float" office:value="0.018576091" calcext:value-type="float">
            <text:p>0,018576091</text:p>
          </table:table-cell>
          <table:table-cell table:style-name="ce9" office:value-type="float" office:value="0.011183798" calcext:value-type="float">
            <text:p>0,011183798</text:p>
          </table:table-cell>
          <table:table-cell table:style-name="ce9" office:value-type="float" office:value="0.020430588" calcext:value-type="float">
            <text:p>0,020430588</text:p>
          </table:table-cell>
          <table:table-cell table:number-columns-repeated="1020"/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10" office:value-type="float" office:value="0.039009792" calcext:value-type="float">
            <text:p>0,039009792</text:p>
          </table:table-cell>
          <table:table-cell table:style-name="ce10" office:value-type="float" office:value="0.0212492161" calcext:value-type="float">
            <text:p>0,0212492161</text:p>
          </table:table-cell>
          <table:table-cell table:style-name="ce10" office:value-type="float" office:value="0.052896519" calcext:value-type="float">
            <text:p>0,052896519</text:p>
          </table:table-cell>
          <table:table-cell table:number-columns-repeated="1020"/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style-name="ce9" office:value-type="float" office:value="0.081145258" calcext:value-type="float">
            <text:p>0,081145258</text:p>
          </table:table-cell>
          <table:table-cell table:style-name="ce9" office:value-type="float" office:value="0.040373511" calcext:value-type="float">
            <text:p>0,040373511</text:p>
          </table:table-cell>
          <table:table-cell table:style-name="ce9" office:value-type="float" office:value="0.081039414" calcext:value-type="float">
            <text:p>0,081039414</text:p>
          </table:table-cell>
          <table:table-cell table:number-columns-repeated="1020"/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10" office:value-type="float" office:value="0.160491716" calcext:value-type="float">
            <text:p>0,160491716</text:p>
          </table:table-cell>
          <table:table-cell table:style-name="ce10" office:value-type="float" office:value="0.076709671" calcext:value-type="float">
            <text:p>0,076709671</text:p>
          </table:table-cell>
          <table:table-cell table:style-name="ce10" office:value-type="float" office:value="0.159022917" calcext:value-type="float">
            <text:p>0,159022917</text:p>
          </table:table-cell>
          <table:table-cell table:number-columns-repeated="1020"/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11" office:value-type="float" office:value="0.320783432" calcext:value-type="float">
            <text:p>0,320783432</text:p>
          </table:table-cell>
          <table:table-cell table:style-name="ce11" office:value-type="float" office:value="0.145748375" calcext:value-type="float">
            <text:p>0,145748375</text:p>
          </table:table-cell>
          <table:table-cell table:style-name="ce11" office:value-type="float" office:value="0.358664011" calcext:value-type="float">
            <text:p>0,358664011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Sheet1.K62" table:end-x="2.371cm" table:end-y="0.225cm" draw:z-index="1" draw:name="Gráfico 2" draw:style-name="gr1" svg:width="12.7cm" svg:height="7.62cm" svg:x="1.524cm" svg:y="0.394cm">
              <draw:object draw:notify-on-update-of-ranges="Sheet1.A48:Sheet1.A60 Sheet1.B48:Sheet1.B60 Sheet1.C48:Sheet1.C60 Sheet1.D48:Sheet1.D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office:value-type="float" office:value="0.00134111" calcext:value-type="float">
            <text:p>0,00134111</text:p>
          </table:table-cell>
          <table:table-cell office:value-type="float" office:value="0.000127799" calcext:value-type="float">
            <text:p>0,000127799</text:p>
          </table:table-cell>
          <table:table-cell office:value-type="float" office:value="0.000131175" calcext:value-type="float">
            <text:p>0,000131175</text:p>
          </table:table-cell>
          <table:table-cell table:number-columns-repeated="1020"/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office:value-type="float" office:value="0.000251125" calcext:value-type="float">
            <text:p>0,000251125</text:p>
          </table:table-cell>
          <table:table-cell office:value-type="float" office:value="0.000254571" calcext:value-type="float">
            <text:p>0,000254571</text:p>
          </table:table-cell>
          <table:table-cell office:value-type="float" office:value="0.000262319" calcext:value-type="float">
            <text:p>0,000262319</text:p>
          </table:table-cell>
          <table:table-cell table:number-columns-repeated="1020"/>
        </table:table-row>
        <table:table-row table:style-name="ro1">
          <table:table-cell table:style-name="ce6" office:value-type="float" office:value="65536" calcext:value-type="float">
            <text:p>65536</text:p>
          </table:table-cell>
          <table:table-cell office:value-type="float" office:value="0.000505366" calcext:value-type="float">
            <text:p>0,000505366</text:p>
          </table:table-cell>
          <table:table-cell office:value-type="float" office:value="0.000512319" calcext:value-type="float">
            <text:p>0,000512319</text:p>
          </table:table-cell>
          <table:table-cell office:value-type="float" office:value="0.000524401" calcext:value-type="float">
            <text:p>0,000524401</text:p>
          </table:table-cell>
          <table:table-cell table:number-columns-repeated="1020"/>
        </table:table-row>
        <table:table-row table:style-name="ro1">
          <table:table-cell table:style-name="ce7" office:value-type="float" office:value="131072" calcext:value-type="float">
            <text:p>131072</text:p>
          </table:table-cell>
          <table:table-cell office:value-type="float" office:value="0.001108881" calcext:value-type="float">
            <text:p>0,001108881</text:p>
          </table:table-cell>
          <table:table-cell office:value-type="float" office:value="0.001919327" calcext:value-type="float">
            <text:p>0,001919327</text:p>
          </table:table-cell>
          <table:table-cell office:value-type="float" office:value="0.001058341" calcext:value-type="float">
            <text:p>0,001058341</text:p>
          </table:table-cell>
          <table:table-cell table:number-columns-repeated="1020"/>
        </table:table-row>
        <table:table-row table:style-name="ro1">
          <table:table-cell table:style-name="ce6" office:value-type="float" office:value="262144" calcext:value-type="float">
            <text:p>262144</text:p>
          </table:table-cell>
          <table:table-cell office:value-type="float" office:value="0.002418824" calcext:value-type="float">
            <text:p>0,002418824</text:p>
          </table:table-cell>
          <table:table-cell office:value-type="float" office:value="0.001942781" calcext:value-type="float">
            <text:p>0,001942781</text:p>
          </table:table-cell>
          <table:table-cell office:value-type="float" office:value="0.002098809" calcext:value-type="float">
            <text:p>0,002098809</text:p>
          </table:table-cell>
          <table:table-cell table:number-columns-repeated="1020"/>
        </table:table-row>
        <table:table-row table:style-name="ro1">
          <table:table-cell table:style-name="ce7" office:value-type="float" office:value="524288" calcext:value-type="float">
            <text:p>524288</text:p>
          </table:table-cell>
          <table:table-cell office:value-type="float" office:value="0.005035991" calcext:value-type="float">
            <text:p>0,005035991</text:p>
          </table:table-cell>
          <table:table-cell office:value-type="float" office:value="0.004089554" calcext:value-type="float">
            <text:p>0,004089554</text:p>
          </table:table-cell>
          <table:table-cell office:value-type="float" office:value="0.004197607" calcext:value-type="float">
            <text:p>0,004197607</text:p>
          </table:table-cell>
          <table:table-cell table:number-columns-repeated="1020"/>
        </table:table-row>
        <table:table-row table:style-name="ro1">
          <table:table-cell table:style-name="ce6" office:value-type="float" office:value="1048576" calcext:value-type="float">
            <text:p>1048576</text:p>
          </table:table-cell>
          <table:table-cell office:value-type="float" office:value="0.012098101" calcext:value-type="float">
            <text:p>0,012098101</text:p>
          </table:table-cell>
          <table:table-cell office:value-type="float" office:value="0.0081791" calcext:value-type="float">
            <text:p>0,0081791</text:p>
          </table:table-cell>
          <table:table-cell office:value-type="float" office:value="0.00844371" calcext:value-type="float">
            <text:p>0,00844371</text:p>
          </table:table-cell>
          <table:table-cell table:number-columns-repeated="1020"/>
        </table:table-row>
        <table:table-row table:style-name="ro1">
          <table:table-cell table:style-name="ce7" office:value-type="float" office:value="2097152" calcext:value-type="float">
            <text:p>2097152</text:p>
          </table:table-cell>
          <table:table-cell office:value-type="float" office:value="0.027166221" calcext:value-type="float">
            <text:p>0,027166221</text:p>
          </table:table-cell>
          <table:table-cell office:value-type="float" office:value="0.016358219" calcext:value-type="float">
            <text:p>0,016358219</text:p>
          </table:table-cell>
          <table:table-cell office:value-type="float" office:value="0.014899166" calcext:value-type="float">
            <text:p>0,014899166</text:p>
          </table:table-cell>
          <table:table-cell table:number-columns-repeated="1020"/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office:value-type="float" office:value="0.05092621" calcext:value-type="float">
            <text:p>0,05092621</text:p>
          </table:table-cell>
          <table:table-cell office:value-type="float" office:value="0.032716431" calcext:value-type="float">
            <text:p>0,032716431</text:p>
          </table:table-cell>
          <table:table-cell office:value-type="float" office:value="0.029798326" calcext:value-type="float">
            <text:p>0,029798326</text:p>
          </table:table-cell>
          <table:table-cell table:number-columns-repeated="1020"/>
        </table:table-row>
        <table:table-row table:style-name="ro1">
          <table:table-cell table:style-name="ce7" office:value-type="float" office:value="8388608" calcext:value-type="float">
            <text:p>8388608</text:p>
          </table:table-cell>
          <table:table-cell office:value-type="float" office:value="0.113127991" calcext:value-type="float">
            <text:p>0,113127991</text:p>
          </table:table-cell>
          <table:table-cell office:value-type="float" office:value="0.065432863" calcext:value-type="float">
            <text:p>0,065432863</text:p>
          </table:table-cell>
          <table:table-cell office:value-type="float" office:value="0.061594821" calcext:value-type="float">
            <text:p>0,061594821</text:p>
          </table:table-cell>
          <table:table-cell table:number-columns-repeated="1020"/>
        </table:table-row>
        <table:table-row table:style-name="ro1">
          <table:table-cell table:style-name="ce6" office:value-type="float" office:value="16777216" calcext:value-type="float">
            <text:p>16777216</text:p>
          </table:table-cell>
          <table:table-cell office:value-type="float" office:value="0.225935661" calcext:value-type="float">
            <text:p>0,225935661</text:p>
          </table:table-cell>
          <table:table-cell office:value-type="float" office:value="0.130865725" calcext:value-type="float">
            <text:p>0,130865725</text:p>
          </table:table-cell>
          <table:table-cell office:value-type="float" office:value="0.118203213" calcext:value-type="float">
            <text:p>0,118203213</text:p>
          </table:table-cell>
          <table:table-cell table:number-columns-repeated="1020"/>
        </table:table-row>
        <table:table-row table:style-name="ro1">
          <table:table-cell table:style-name="ce7" office:value-type="float" office:value="33554432" calcext:value-type="float">
            <text:p>33554432</text:p>
          </table:table-cell>
          <table:table-cell office:value-type="float" office:value="0.452921443" calcext:value-type="float">
            <text:p>0,452921443</text:p>
          </table:table-cell>
          <table:table-cell office:value-type="float" office:value="0.261731451" calcext:value-type="float">
            <text:p>0,261731451</text:p>
          </table:table-cell>
          <table:table-cell office:value-type="float" office:value="0.238385605" calcext:value-type="float">
            <text:p>0,238385605</text:p>
          </table:table-cell>
          <table:table-cell table:number-columns-repeated="1020"/>
        </table:table-row>
        <table:table-row table:style-name="ro1">
          <table:table-cell table:style-name="ce8" office:value-type="float" office:value="67108864" calcext:value-type="float">
            <text:p>67108864</text:p>
          </table:table-cell>
          <table:table-cell office:value-type="float" office:value="0.896729101" calcext:value-type="float">
            <text:p>0,896729101</text:p>
          </table:table-cell>
          <table:table-cell office:value-type="float" office:value="0.523462901" calcext:value-type="float">
            <text:p>0,523462901</text:p>
          </table:table-cell>
          <table:table-cell office:value-type="float" office:value="0.47677321" calcext:value-type="float">
            <text:p>0,47677321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N" table:base-cell-address="$Sheet1.$A$1" table:cell-range-address="Sheet1.$A$1:Sheet1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erif" svg:font-family="'Liberation Serif'"/>
    <style:font-face style:name="Liberation Serif1" svg:font-family="'Liberation Serif1'"/>
    <style:font-face style:name="Liberation Serif2" svg:font-family="'Liberation Serif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03-07T19:49:29Z</meta:creation-date>
    <dc:date>2017-03-30T23:51:47.779800277</dc:date>
    <meta:editing-cycles>3</meta:editing-cycles>
    <meta:editing-duration>P0D</meta:editing-duration>
    <meta:document-statistic meta:table-count="1" meta:cell-count="1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a5a5a5" draw:fill="none" draw:fill-color="#a5a5a5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5b9bd5" draw:fill="none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line" chart:column-mapping="2 1 0" chart:style-name="ch1">
        <chart:legend chart:legend-position="bottom" svg:x="2.368cm" svg:y="6.837cm" style:legend-expansion="wide" chart:style-name="ch2"/>
        <chart:plot-area chart:style-name="ch3" table:cell-range-address="Sheet1.A30:Sheet1.D42" chart:data-source-has-labels="column" svg:x="0.254cm" svg:y="0.152cm" svg:width="12.192cm" svg:height="6.533cm">
          <chartooo:coordinate-region svg:x="1.096cm" svg:y="0.352cm" svg:width="10.502cm" svg:height="5.288cm"/>
          <chart:axis chart:dimension="x" chart:name="primary-x" chart:style-name="ch4" chartooo:axis-type="text">
            <chart:categories table:cell-range-address="Sheet1.A30:Sheet1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0:Sheet1.D42" chart:class="chart:line">
            <chart:data-point chart:repeated="13"/>
          </chart:series>
          <chart:series chart:style-name="ch8" chart:values-cell-range-address="Sheet1.C30:Sheet1.C42" chart:class="chart:line">
            <chart:data-point chart:repeated="13"/>
          </chart:series>
          <chart:series chart:style-name="ch9" chart:values-cell-range-address="Sheet1.B30:Sheet1.B4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Sheet1.A30:Sheet1.A42</svg:desc>
                </draw:g>
              </table:table-cell>
              <table:table-cell office:value-type="float" office:value="0.00396194">
                <text:p>0.00396194</text:p>
                <draw:g>
                  <svg:desc>Sheet1.D30:Sheet1.D42</svg:desc>
                </draw:g>
              </table:table-cell>
              <table:table-cell office:value-type="float" office:value="0.000065851">
                <text:p>0.000065851</text:p>
                <draw:g>
                  <svg:desc>Sheet1.C30:Sheet1.C42</svg:desc>
                </draw:g>
              </table:table-cell>
              <table:table-cell office:value-type="float" office:value="0.000062997">
                <text:p>0.000062997</text:p>
                <draw:g>
                  <svg:desc>Sheet1.B30:Sheet1.B42</svg:desc>
                </draw:g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1158264">
                <text:p>0.001158264</text:p>
              </table:table-cell>
              <table:table-cell office:value-type="float" office:value="0.000125116">
                <text:p>0.000125116</text:p>
              </table:table-cell>
              <table:table-cell office:value-type="float" office:value="0.000125994">
                <text:p>0.00012599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168522">
                <text:p>0.00168522</text:p>
              </table:table-cell>
              <table:table-cell office:value-type="float" office:value="0.000237721">
                <text:p>0.000237721</text:p>
              </table:table-cell>
              <table:table-cell office:value-type="float" office:value="0.000239389">
                <text:p>0.00023938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4413319">
                <text:p>0.004413319</text:p>
              </table:table-cell>
              <table:table-cell office:value-type="float" office:value="0.00045167">
                <text:p>0.00045167</text:p>
              </table:table-cell>
              <table:table-cell office:value-type="float" office:value="0.000502717">
                <text:p>0.00050271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187522">
                <text:p>0.00187522</text:p>
              </table:table-cell>
              <table:table-cell office:value-type="float" office:value="0.000858173">
                <text:p>0.000858173</text:p>
              </table:table-cell>
              <table:table-cell office:value-type="float" office:value="0.000955162">
                <text:p>0.00095516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4213319">
                <text:p>0.004213319</text:p>
              </table:table-cell>
              <table:table-cell office:value-type="float" office:value="0.001630529">
                <text:p>0.001630529</text:p>
              </table:table-cell>
              <table:table-cell office:value-type="float" office:value="0.002005841">
                <text:p>0.00200584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855118">
                <text:p>0.00855118</text:p>
              </table:table-cell>
              <table:table-cell office:value-type="float" office:value="0.003098005">
                <text:p>0.003098005</text:p>
              </table:table-cell>
              <table:table-cell office:value-type="float" office:value="0.004212266">
                <text:p>0.00421226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13721302">
                <text:p>0.013721302</text:p>
              </table:table-cell>
              <table:table-cell office:value-type="float" office:value="0.005886209">
                <text:p>0.005886209</text:p>
              </table:table-cell>
              <table:table-cell office:value-type="float" office:value="0.008845758">
                <text:p>0.00884575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20430588">
                <text:p>0.020430588</text:p>
              </table:table-cell>
              <table:table-cell office:value-type="float" office:value="0.011183798">
                <text:p>0.011183798</text:p>
              </table:table-cell>
              <table:table-cell office:value-type="float" office:value="0.018576091">
                <text:p>0.018576091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52896519">
                <text:p>0.052896519</text:p>
              </table:table-cell>
              <table:table-cell office:value-type="float" office:value="0.0212492161">
                <text:p>0.0212492161</text:p>
              </table:table-cell>
              <table:table-cell office:value-type="float" office:value="0.039009792">
                <text:p>0.03900979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81039414">
                <text:p>0.081039414</text:p>
              </table:table-cell>
              <table:table-cell office:value-type="float" office:value="0.040373511">
                <text:p>0.040373511</text:p>
              </table:table-cell>
              <table:table-cell office:value-type="float" office:value="0.081145258">
                <text:p>0.08114525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159022917">
                <text:p>0.159022917</text:p>
              </table:table-cell>
              <table:table-cell office:value-type="float" office:value="0.076709671">
                <text:p>0.076709671</text:p>
              </table:table-cell>
              <table:table-cell office:value-type="float" office:value="0.160491716">
                <text:p>0.160491716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0.358664011">
                <text:p>0.358664011</text:p>
              </table:table-cell>
              <table:table-cell office:value-type="float" office:value="0.145748375">
                <text:p>0.145748375</text:p>
              </table:table-cell>
              <table:table-cell office:value-type="float" office:value="0.320783432">
                <text:p>0.320783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5b9bd5" draw:fill="none" draw:fill-color="#5b9bd5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a5a5a5" draw:fill="none" draw:fill-color="#a5a5a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line" chart:style-name="ch1">
        <chart:legend chart:legend-position="bottom" svg:x="2.368cm" svg:y="6.837cm" style:legend-expansion="wide" chart:style-name="ch2"/>
        <chart:plot-area chart:style-name="ch3" table:cell-range-address="Sheet1.A48:Sheet1.D60" chart:data-source-has-labels="column" svg:x="0.254cm" svg:y="0.152cm" svg:width="12.192cm" svg:height="6.533cm">
          <chartooo:coordinate-region svg:x="0.884cm" svg:y="0.351cm" svg:width="10.715cm" svg:height="5.289cm"/>
          <chart:axis chart:dimension="x" chart:name="primary-x" chart:style-name="ch4" chartooo:axis-type="text">
            <chart:categories table:cell-range-address="Sheet1.A48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B60" chart:class="chart:line">
            <chart:data-point chart:repeated="13"/>
          </chart:series>
          <chart:series chart:style-name="ch8" chart:values-cell-range-address="Sheet1.C48:Sheet1.C60" chart:class="chart:line">
            <chart:data-point chart:repeated="13"/>
          </chart:series>
          <chart:series chart:style-name="ch9" chart:values-cell-range-address="Sheet1.D48:Sheet1.D60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Sheet1.A48:Sheet1.A60</svg:desc>
                </draw:g>
              </table:table-cell>
              <table:table-cell office:value-type="float" office:value="0.00134111">
                <text:p>0.00134111</text:p>
                <draw:g>
                  <svg:desc>Sheet1.B48:Sheet1.B60</svg:desc>
                </draw:g>
              </table:table-cell>
              <table:table-cell office:value-type="float" office:value="0.000127799">
                <text:p>0.000127799</text:p>
                <draw:g>
                  <svg:desc>Sheet1.C48:Sheet1.C60</svg:desc>
                </draw:g>
              </table:table-cell>
              <table:table-cell office:value-type="float" office:value="0.000131175">
                <text:p>0.000131175</text:p>
                <draw:g>
                  <svg:desc>Sheet1.D48:Sheet1.D60</svg:desc>
                </draw:g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251125">
                <text:p>0.000251125</text:p>
              </table:table-cell>
              <table:table-cell office:value-type="float" office:value="0.000254571">
                <text:p>0.000254571</text:p>
              </table:table-cell>
              <table:table-cell office:value-type="float" office:value="0.000262319">
                <text:p>0.00026231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505366">
                <text:p>0.000505366</text:p>
              </table:table-cell>
              <table:table-cell office:value-type="float" office:value="0.000512319">
                <text:p>0.000512319</text:p>
              </table:table-cell>
              <table:table-cell office:value-type="float" office:value="0.000524401">
                <text:p>0.00052440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1108881">
                <text:p>0.001108881</text:p>
              </table:table-cell>
              <table:table-cell office:value-type="float" office:value="0.001919327">
                <text:p>0.001919327</text:p>
              </table:table-cell>
              <table:table-cell office:value-type="float" office:value="0.001058341">
                <text:p>0.00105834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2418824">
                <text:p>0.002418824</text:p>
              </table:table-cell>
              <table:table-cell office:value-type="float" office:value="0.001942781">
                <text:p>0.001942781</text:p>
              </table:table-cell>
              <table:table-cell office:value-type="float" office:value="0.002098809">
                <text:p>0.00209880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5035991">
                <text:p>0.005035991</text:p>
              </table:table-cell>
              <table:table-cell office:value-type="float" office:value="0.004089554">
                <text:p>0.004089554</text:p>
              </table:table-cell>
              <table:table-cell office:value-type="float" office:value="0.004197607">
                <text:p>0.00419760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12098101">
                <text:p>0.012098101</text:p>
              </table:table-cell>
              <table:table-cell office:value-type="float" office:value="0.0081791">
                <text:p>0.0081791</text:p>
              </table:table-cell>
              <table:table-cell office:value-type="float" office:value="0.00844371">
                <text:p>0.0084437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27166221">
                <text:p>0.027166221</text:p>
              </table:table-cell>
              <table:table-cell office:value-type="float" office:value="0.016358219">
                <text:p>0.016358219</text:p>
              </table:table-cell>
              <table:table-cell office:value-type="float" office:value="0.014899166">
                <text:p>0.01489916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5092621">
                <text:p>0.05092621</text:p>
              </table:table-cell>
              <table:table-cell office:value-type="float" office:value="0.032716431">
                <text:p>0.032716431</text:p>
              </table:table-cell>
              <table:table-cell office:value-type="float" office:value="0.029798326">
                <text:p>0.02979832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113127991">
                <text:p>0.113127991</text:p>
              </table:table-cell>
              <table:table-cell office:value-type="float" office:value="0.065432863">
                <text:p>0.065432863</text:p>
              </table:table-cell>
              <table:table-cell office:value-type="float" office:value="0.061594821">
                <text:p>0.061594821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225935661">
                <text:p>0.225935661</text:p>
              </table:table-cell>
              <table:table-cell office:value-type="float" office:value="0.130865725">
                <text:p>0.130865725</text:p>
              </table:table-cell>
              <table:table-cell office:value-type="float" office:value="0.118203213">
                <text:p>0.118203213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452921443">
                <text:p>0.452921443</text:p>
              </table:table-cell>
              <table:table-cell office:value-type="float" office:value="0.261731451">
                <text:p>0.261731451</text:p>
              </table:table-cell>
              <table:table-cell office:value-type="float" office:value="0.238385605">
                <text:p>0.238385605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0.896729101">
                <text:p>0.896729101</text:p>
              </table:table-cell>
              <table:table-cell office:value-type="float" office:value="0.523462901">
                <text:p>0.523462901</text:p>
              </table:table-cell>
              <table:table-cell office:value-type="float" office:value="0.47677321">
                <text:p>0.47677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